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c52b0"/>
    </style:style>
    <style:style style:name="P2" style:family="paragraph" style:parent-style-name="Standard">
      <style:text-properties officeooo:paragraph-rsid="002d816e"/>
    </style:style>
    <style:style style:name="P3" style:family="paragraph" style:parent-style-name="Standard">
      <style:text-properties officeooo:paragraph-rsid="0031b6fe"/>
    </style:style>
    <style:style style:name="P4" style:family="paragraph" style:parent-style-name="Standard">
      <style:text-properties officeooo:paragraph-rsid="0032fc79"/>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officeooo:paragraph-rsid="0025570e" style:font-size-asian="13pt" style:font-size-complex="13pt"/>
    </style:style>
    <style:style style:name="P8" style:family="paragraph" style:parent-style-name="Standard">
      <style:text-properties fo:font-size="13pt" officeooo:rsid="002e2417" officeooo:paragraph-rsid="0031b6fe" style:font-size-asian="13pt" style:font-size-complex="13pt"/>
    </style:style>
    <style:style style:name="P9" style:family="paragraph" style:parent-style-name="Standard">
      <style:text-properties fo:font-size="13pt" officeooo:paragraph-rsid="0031b6fe" style:font-size-asian="13pt" style:font-size-complex="13pt"/>
    </style:style>
    <style:style style:name="P10" style:family="paragraph" style:parent-style-name="Standard">
      <style:text-properties fo:font-size="13pt" officeooo:paragraph-rsid="003683de" style:font-size-asian="13pt" style:font-size-complex="13pt"/>
    </style:style>
    <style:style style:name="P11" style:family="paragraph" style:parent-style-name="Standard">
      <style:text-properties fo:font-size="13pt" fo:language="ru" fo:country="RU" style:font-size-asian="13pt" style:font-size-complex="13pt"/>
    </style:style>
    <style:style style:name="P12" style:family="paragraph" style:parent-style-name="Standard">
      <style:text-properties fo:font-size="13pt" fo:language="ru" fo:country="RU" officeooo:paragraph-rsid="003683de" style:font-size-asian="13pt" style:font-size-complex="13pt"/>
    </style:style>
    <style:style style:name="P13" style:family="paragraph" style:parent-style-name="Standard">
      <style:paragraph-properties fo:text-align="center" style:justify-single-word="false"/>
      <style:text-properties fo:font-size="13pt" fo:language="ru" fo:country="RU" fo:font-weight="bold" officeooo:rsid="003683de" officeooo:paragraph-rsid="003683de" style:font-size-asian="13pt" style:font-weight-asian="bold" style:font-size-complex="13pt" style:font-weight-complex="bold"/>
    </style:style>
    <style:style style:name="P14" style:family="paragraph" style:parent-style-name="Standard">
      <style:text-properties fo:font-size="13pt" fo:language="ru" fo:country="RU" fo:font-weight="bold" officeooo:rsid="003683de" officeooo:paragraph-rsid="003683de" style:font-size-asian="13pt" style:font-weight-asian="bold" style:font-size-complex="13pt" style:font-weight-complex="bold"/>
    </style:style>
    <style:style style:name="P15" style:family="paragraph" style:parent-style-name="Standard">
      <style:paragraph-properties fo:text-align="center" style:justify-single-word="false"/>
      <style:text-properties officeooo:paragraph-rsid="003683de"/>
    </style:style>
    <style:style style:name="P16" style:family="paragraph" style:parent-style-name="Standard">
      <style:paragraph-properties fo:text-align="start" style:justify-single-word="false"/>
      <style:text-properties officeooo:paragraph-rsid="00382c24"/>
    </style:style>
    <style:style style:name="P17" style:family="paragraph" style:parent-style-name="Standard">
      <style:paragraph-properties fo:text-align="start" style:justify-single-word="false"/>
      <style:text-properties officeooo:paragraph-rsid="003c6a58"/>
    </style:style>
    <style:style style:name="P18" style:family="paragraph" style:parent-style-name="Standard">
      <style:paragraph-properties fo:text-align="start" style:justify-single-word="false"/>
      <style:text-properties officeooo:paragraph-rsid="003e191a"/>
    </style:style>
    <style:style style:name="P19" style:family="paragraph" style:parent-style-name="Standard">
      <style:paragraph-properties fo:text-align="start" style:justify-single-word="false"/>
      <style:text-properties officeooo:rsid="003e4b8d" officeooo:paragraph-rsid="003e4b8d"/>
    </style:style>
    <style:style style:name="P20"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1" style:family="paragraph" style:parent-style-name="Standard">
      <style:text-properties fo:font-size="13pt" fo:language="ru" fo:country="RU" officeooo:rsid="0023b8e1" officeooo:paragraph-rsid="0023b8e1" style:font-size-asian="13pt" style:font-size-complex="13pt"/>
    </style:style>
    <style:style style:name="P22" style:family="paragraph" style:parent-style-name="Standard">
      <style:paragraph-properties fo:text-align="center" style:justify-single-word="false"/>
      <style:text-properties fo:font-size="13pt" fo:language="ru" fo:country="RU" fo:font-weight="bold" officeooo:rsid="003c6a58" officeooo:paragraph-rsid="003c6a58" style:font-size-asian="13pt" style:font-weight-asian="bold" style:font-size-complex="13pt" style:font-weight-complex="bold"/>
    </style:style>
    <style:style style:name="P23" style:family="paragraph" style:parent-style-name="Standard">
      <style:paragraph-properties fo:text-align="center" style:justify-single-word="false"/>
      <style:text-properties fo:font-size="13pt" fo:language="ru" fo:country="RU" fo:font-weight="bold" officeooo:rsid="004bfd2f" officeooo:paragraph-rsid="004bfd2f" style:font-size-asian="13pt" style:font-weight-asian="bold" style:font-size-complex="13pt" style:font-weight-complex="bold"/>
    </style:style>
    <style:style style:name="P24" style:family="paragraph" style:parent-style-name="Standard">
      <style:paragraph-properties fo:text-align="start" style:justify-single-word="false"/>
      <style:text-properties fo:font-size="13pt" fo:language="ru" fo:country="RU" fo:font-weight="normal" officeooo:rsid="00382c24" officeooo:paragraph-rsid="00382c24"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size="13pt" fo:language="ru" fo:country="RU" fo:font-weight="normal" officeooo:rsid="003c6a58" officeooo:paragraph-rsid="003c6a58"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size="13pt" fo:language="ru" fo:country="RU" fo:font-weight="normal" officeooo:rsid="003e191a" officeooo:paragraph-rsid="003e191a"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font-size="13pt" fo:language="ru" fo:country="RU" fo:font-weight="normal" officeooo:rsid="004bfd2f" officeooo:paragraph-rsid="004bfd2f"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fo:font-size="13pt" fo:language="ru" fo:country="RU" fo:font-weight="normal" officeooo:rsid="004f44de" officeooo:paragraph-rsid="004f44de"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font-size="13pt" fo:language="ru" fo:country="RU" fo:font-weight="normal" officeooo:rsid="00512c65" officeooo:paragraph-rsid="00512c65" style:font-size-asian="13pt" style:font-weight-asian="normal" style:font-size-complex="13pt" style:font-weight-complex="normal"/>
    </style:style>
    <style:style style:name="P30" style:family="paragraph" style:parent-style-name="Standard">
      <style:text-properties fo:font-size="13pt" fo:language="en" fo:country="US" officeooo:rsid="0025570e" officeooo:paragraph-rsid="0025570e" style:font-size-asian="13pt" style:font-size-complex="13pt"/>
    </style:style>
    <style:style style:name="P31" style:family="paragraph" style:parent-style-name="Standard">
      <style:text-properties officeooo:paragraph-rsid="003683de"/>
    </style:style>
    <style:style style:name="P32" style:family="paragraph" style:parent-style-name="Standard">
      <style:paragraph-properties fo:text-align="center" style:justify-single-word="false" fo:break-before="page"/>
      <style:text-properties officeooo:paragraph-rsid="00382c24"/>
    </style:style>
    <style:style style:name="T1" style:family="text">
      <style:text-properties fo:language="en" fo:country="US"/>
    </style:style>
    <style:style style:name="T2" style:family="text">
      <style:text-properties fo:language="en" fo:country="US" officeooo:rsid="0042e425"/>
    </style:style>
    <style:style style:name="T3" style:family="text">
      <style:text-properties fo:language="ru" fo:country="RU"/>
    </style:style>
    <style:style style:name="T4" style:family="text">
      <style:text-properties fo:language="ru" fo:country="RU" officeooo:rsid="002158bb"/>
    </style:style>
    <style:style style:name="T5" style:family="text">
      <style:text-properties fo:language="ru" fo:country="RU" officeooo:rsid="0021b8db"/>
    </style:style>
    <style:style style:name="T6" style:family="text">
      <style:text-properties fo:language="ru" fo:country="RU" officeooo:rsid="0025570e"/>
    </style:style>
    <style:style style:name="T7" style:family="text">
      <style:text-properties fo:language="ru" fo:country="RU" officeooo:rsid="0025da09"/>
    </style:style>
    <style:style style:name="T8" style:family="text">
      <style:text-properties fo:language="ru" fo:country="RU" officeooo:rsid="0031b6fe"/>
    </style:style>
    <style:style style:name="T9" style:family="text">
      <style:text-properties fo:language="ru" fo:country="RU" officeooo:rsid="0032fc79"/>
    </style:style>
    <style:style style:name="T10" style:family="text">
      <style:text-properties fo:language="ru" fo:country="RU" officeooo:rsid="004109e3"/>
    </style:style>
    <style:style style:name="T11" style:family="text">
      <style:text-properties officeooo:rsid="0021b8db"/>
    </style:style>
    <style:style style:name="T12" style:family="text">
      <style:text-properties officeooo:rsid="00227aad"/>
    </style:style>
    <style:style style:name="T13" style:family="text">
      <style:text-properties style:font-name="Liberation Mono" fo:font-size="13pt" fo:language="ru" fo:country="RU" officeooo:rsid="002d816e" style:font-name-asian="Courier New" style:font-size-asian="13pt" style:font-name-complex="Liberation Mono" style:font-size-complex="13pt"/>
    </style:style>
    <style:style style:name="T14" style:family="text">
      <style:text-properties fo:font-size="13pt" style:font-size-asian="13pt" style:font-size-complex="13pt"/>
    </style:style>
    <style:style style:name="T15" style:family="text">
      <style:text-properties fo:font-size="13pt" fo:language="en" fo:country="US" style:font-size-asian="13pt" style:font-size-complex="13pt"/>
    </style:style>
    <style:style style:name="T16" style:family="text">
      <style:text-properties fo:font-size="13pt" fo:language="en" fo:country="US" officeooo:rsid="0023b8e1" style:font-size-asian="13pt" style:font-size-complex="13pt"/>
    </style:style>
    <style:style style:name="T17" style:family="text">
      <style:text-properties fo:font-size="13pt" fo:language="en" fo:country="US" officeooo:rsid="0025570e" style:font-size-asian="13pt" style:font-size-complex="13pt"/>
    </style:style>
    <style:style style:name="T18" style:family="text">
      <style:text-properties fo:font-size="13pt" fo:language="ru" fo:country="RU" style:font-size-asian="13pt" style:font-size-complex="13pt"/>
    </style:style>
    <style:style style:name="T19" style:family="text">
      <style:text-properties fo:font-size="13pt" fo:language="ru" fo:country="RU" officeooo:rsid="0023b8e1" style:font-size-asian="13pt" style:font-size-complex="13pt"/>
    </style:style>
    <style:style style:name="T20" style:family="text">
      <style:text-properties fo:font-size="13pt" fo:language="ru" fo:country="RU" officeooo:rsid="002970ec" style:font-size-asian="13pt" style:font-size-complex="13pt"/>
    </style:style>
    <style:style style:name="T21" style:family="text">
      <style:text-properties fo:font-size="13pt" fo:language="ru" fo:country="RU" officeooo:rsid="0026baed" style:font-size-asian="13pt" style:font-size-complex="13pt"/>
    </style:style>
    <style:style style:name="T22" style:family="text">
      <style:text-properties fo:font-size="13pt" fo:language="ru" fo:country="RU" officeooo:rsid="0025570e" style:font-size-asian="13pt" style:font-size-complex="13pt"/>
    </style:style>
    <style:style style:name="T23" style:family="text">
      <style:text-properties fo:font-size="13pt" fo:language="ru" fo:country="RU" officeooo:rsid="002b2c23" style:font-size-asian="13pt" style:font-size-complex="13pt"/>
    </style:style>
    <style:style style:name="T24" style:family="text">
      <style:text-properties fo:font-size="13pt" fo:language="ru" fo:country="RU" officeooo:rsid="0025f680" style:font-size-asian="13pt" style:font-size-complex="13pt"/>
    </style:style>
    <style:style style:name="T25" style:family="text">
      <style:text-properties fo:font-size="13pt" fo:language="ru" fo:country="RU" officeooo:rsid="0031b6fe" style:font-size-asian="13pt" style:font-size-complex="13pt"/>
    </style:style>
    <style:style style:name="T26" style:family="text">
      <style:text-properties fo:font-size="13pt" fo:language="ru" fo:country="RU" officeooo:rsid="0032fc79" style:font-size-asian="13pt" style:font-size-complex="13pt"/>
    </style:style>
    <style:style style:name="T27" style:family="text">
      <style:text-properties fo:font-size="13pt" fo:language="ru" fo:country="RU" officeooo:rsid="002158bb" style:font-size-asian="13pt" style:font-size-complex="13pt"/>
    </style:style>
    <style:style style:name="T28" style:family="text">
      <style:text-properties fo:font-size="13pt" fo:language="ru" fo:country="RU" officeooo:rsid="002c52b0" style:font-size-asian="13pt" style:font-size-complex="13pt"/>
    </style:style>
    <style:style style:name="T29" style:family="text">
      <style:text-properties fo:font-size="13pt" fo:language="ru" fo:country="RU" officeooo:rsid="00409427" style:font-size-asian="13pt" style:font-size-complex="13pt"/>
    </style:style>
    <style:style style:name="T30" style:family="text">
      <style:text-properties fo:font-size="13pt" fo:language="ru" fo:country="RU" officeooo:rsid="004109e3" style:font-size-asian="13pt" style:font-size-complex="13pt"/>
    </style:style>
    <style:style style:name="T31" style:family="text">
      <style:text-properties fo:font-size="13pt" fo:language="ru" fo:country="RU" fo:font-weight="bold" officeooo:rsid="003683de" style:font-size-asian="13pt" style:font-weight-asian="bold" style:font-size-complex="13pt" style:font-weight-complex="bold"/>
    </style:style>
    <style:style style:name="T32" style:family="text">
      <style:text-properties fo:font-size="13pt" fo:language="ru" fo:country="RU" fo:font-weight="bold" officeooo:rsid="00382c24" style:font-size-asian="13pt" style:font-weight-asian="bold" style:font-size-complex="13pt" style:font-weight-complex="bold"/>
    </style:style>
    <style:style style:name="T33" style:family="text">
      <style:text-properties fo:font-size="13pt" fo:language="ru" fo:country="RU" fo:font-weight="bold" officeooo:rsid="00497d12" style:font-size-asian="13pt" style:font-weight-asian="bold" style:font-size-complex="13pt" style:font-weight-complex="bold"/>
    </style:style>
    <style:style style:name="T34" style:family="text">
      <style:text-properties fo:font-size="13pt" fo:language="ru" fo:country="RU" fo:font-weight="normal" style:font-size-asian="13pt" style:font-weight-asian="normal" style:font-size-complex="13pt" style:font-weight-complex="normal"/>
    </style:style>
    <style:style style:name="T35" style:family="text">
      <style:text-properties fo:font-size="13pt" fo:language="ru" fo:country="RU" fo:font-weight="normal" officeooo:rsid="00382c24" style:font-size-asian="13pt" style:font-weight-asian="normal" style:font-size-complex="13pt" style:font-weight-complex="normal"/>
    </style:style>
    <style:style style:name="T36" style:family="text">
      <style:text-properties fo:font-size="13pt" fo:language="ru" fo:country="RU" fo:font-weight="normal" officeooo:rsid="003a9f87" style:font-size-asian="13pt" style:font-weight-asian="normal" style:font-size-complex="13pt" style:font-weight-complex="normal"/>
    </style:style>
    <style:style style:name="T37" style:family="text">
      <style:text-properties fo:font-size="13pt" fo:language="ru" fo:country="RU" fo:font-weight="normal" officeooo:rsid="003c6a58" style:font-size-asian="13pt" style:font-weight-asian="normal" style:font-size-complex="13pt" style:font-weight-complex="normal"/>
    </style:style>
    <style:style style:name="T38" style:family="text">
      <style:text-properties fo:font-size="13pt" fo:language="ru" fo:country="RU" fo:font-weight="normal" officeooo:rsid="003e191a" style:font-size-asian="13pt" style:font-weight-asian="normal" style:font-size-complex="13pt" style:font-weight-complex="normal"/>
    </style:style>
    <style:style style:name="T39" style:family="text">
      <style:text-properties fo:font-size="13pt" fo:language="ru" fo:country="RU" fo:font-weight="normal" officeooo:rsid="003e4b8d" style:font-size-asian="13pt" style:font-weight-asian="normal" style:font-size-complex="13pt" style:font-weight-complex="normal"/>
    </style:style>
    <style:style style:name="T40" style:family="text">
      <style:text-properties fo:font-size="13pt" fo:language="ru" fo:country="RU" fo:font-weight="normal" officeooo:rsid="003ffe62" style:font-size-asian="13pt" style:font-weight-asian="normal" style:font-size-complex="13pt" style:font-weight-complex="normal"/>
    </style:style>
    <style:style style:name="T41" style:family="text">
      <style:text-properties fo:font-size="13pt" fo:language="ru" fo:country="RU" fo:font-weight="normal" officeooo:rsid="0046b3c9" style:font-size-asian="13pt" style:font-weight-asian="normal" style:font-size-complex="13pt" style:font-weight-complex="normal"/>
    </style:style>
    <style:style style:name="T42" style:family="text">
      <style:text-properties fo:font-size="13pt" fo:language="ru" fo:country="RU" fo:font-weight="normal" officeooo:rsid="0046ca23" style:font-size-asian="13pt" style:font-weight-asian="normal" style:font-size-complex="13pt" style:font-weight-complex="normal"/>
    </style:style>
    <style:style style:name="T43" style:family="text">
      <style:text-properties fo:font-size="13pt" fo:language="ru" fo:country="RU" fo:font-weight="normal" officeooo:rsid="00484c7b" style:font-size-asian="13pt" style:font-weight-asian="normal" style:font-size-complex="13pt" style:font-weight-complex="normal"/>
    </style:style>
    <style:style style:name="T44" style:family="text">
      <style:text-properties fo:font-size="13pt" fo:language="ru" fo:country="RU" fo:font-weight="normal" officeooo:rsid="004f44de" style:font-size-asian="13pt" style:font-weight-asian="normal" style:font-size-complex="13pt" style:font-weight-complex="normal"/>
    </style:style>
    <style:style style:name="T45" style:family="text">
      <style:text-properties officeooo:rsid="0046b3c9"/>
    </style:style>
    <style:style style:name="T46" style:family="text">
      <style:text-properties officeooo:rsid="00497d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Простейшие возможности криптографического</text:span> пакет<text:span text:style-name="T12">а</text:span> <text:span text:style-name="T1">OpenSSL </text:span><text:span text:style-name="T3">посредством </text:span>стандартной командной оболочки <text:span text:style-name="T1">Linux </text:span>или <text:span text:style-name="T1">Windows.</text:span></text:p>
      <text:p text:style-name="P20"/>
      <text:p text:style-name="Standard"><text:span text:style-name="T14">Под </text:span><text:span text:style-name="T15">Windows OpenSSL </text:span><text:span text:style-name="T18">проще всего получить в комплекте с </text:span><text:span text:style-name="T15">Git </text:span><text:a xlink:type="simple" xlink:href="https://git-scm.com/" text:style-name="Internet_20_link" text:visited-style-name="Visited_20_Internet_20_Link"><text:span text:style-name="T18">https://git-scm.com/</text:span></text:a></text:p>
      <text:p text:style-name="P6"><text:span text:style-name="T3">Необходимо прописать путь к </text:span><text:span text:style-name="T1">Git/mingw32/bin </text:span><text:span text:style-name="T3">в переменную </text:span><text:span text:style-name="T1">PATH </text:span><text:span text:style-name="T3">системы.</text:span></text:p>
      <text:p text:style-name="P21">Нижеприведенные команды одинаково работают в командных оболочках Linux bash и Windows cmd</text:p>
      <text:p text:style-name="P11"/>
      <text:p text:style-name="P13">Генерация ключей</text:p>
      <text:p text:style-name="P14">Для симметричного шифрования:</text:p>
      <text:p text:style-name="P10"><text:span text:style-name="T4">запись псевдослучайных </text:span><text:span text:style-name="T5">256 бит в файл для использования в качестве ключа сессии</text:span></text:p>
      <text:p text:style-name="P12"><text:span text:style-name="Source_20_Text"><text:span text:style-name="T11">openssl rand 32 &gt; session.key</text:span></text:span></text:p>
      <text:p text:style-name="P12"><text:span text:style-name="Source_20_Text"/></text:p>
      <text:p text:style-name="P14">Для асимметричного шифрования:</text:p>
      <text:p text:style-name="P6"><text:span text:style-name="T3">Генерация секретного ключа в файл </text:span><text:span text:style-name="T1">my.key </text:span><text:span text:style-name="T3">зашифрованного алгоритмом </text:span><text:span text:style-name="T1">des3:</text:span></text:p>
      <text:p text:style-name="Standard"><text:span text:style-name="Source_20_Text"><text:span text:style-name="T18">openssl genrsa -</text:span></text:span><text:span text:style-name="Source_20_Text"><text:span text:style-name="T15">des3 </text:span></text:span><text:span text:style-name="Source_20_Text"><text:span text:style-name="T16">&gt; my.key</text:span></text:span></text:p>
      <text:p text:style-name="Standard"><text:span text:style-name="Source_20_Text"><text:span text:style-name="T15"/></text:span></text:p>
      <text:p text:style-name="P11">Вычисление публичного ключа из секретного:</text:p>
      <text:p text:style-name="Standard"><text:span text:style-name="Source_20_Text"><text:span text:style-name="T18">openssl rsa -pubout </text:span></text:span><text:span text:style-name="Source_20_Text"><text:span text:style-name="T19">&lt; my.key &gt; </text:span></text:span><text:span text:style-name="Source_20_Text"><text:span text:style-name="T29">key</text:span></text:span><text:span text:style-name="Source_20_Text"><text:span text:style-name="T19">.pub</text:span></text:span></text:p>
      <text:p text:style-name="P15"><text:span text:style-name="Source_20_Text"><text:span text:style-name="T31"/></text:span></text:p>
      <text:p text:style-name="P15"><text:span text:style-name="Source_20_Text"><text:span text:style-name="T31">Алгоритм RSA: асимметричное шифрование, цифровая подпись</text:span></text:span></text:p>
      <text:p text:style-name="P15"><text:span text:style-name="Source_20_Text"><text:span text:style-name="T31"/></text:span></text:p>
      <text:p text:style-name="P6"><text:bookmark-start text:name="__DdeLink__805_4347583"/><text:span text:style-name="T3">Шифрование короткого файла </text:span><text:span text:style-name="T1">message.txt </text:span><text:span text:style-name="T3">публичным ключом </text:span><text:span text:style-name="T1">key.pub </text:span><text:span text:style-name="T3">в файл </text:span><text:span text:style-name="T1">message.cpf </text:span><text:span text:style-name="T3">в кодировке </text:span><text:span text:style-name="T1">base64 </text:span><text:span text:style-name="T3">с помощью алгоритма </text:span><text:span text:style-name="T1">RSA:</text:span></text:p>
      <text:p text:style-name="Standard"><text:span text:style-name="Source_20_Text"><text:span text:style-name="T18">openssl rsautl -encrypt -inkey key.pub -pub</text:span></text:span><text:span text:style-name="Source_20_Text"><text:span text:style-name="T20">in</text:span></text:span><text:span text:style-name="Source_20_Text"><text:span text:style-name="T18"> </text:span></text:span><text:span text:style-name="Source_20_Text"><text:span text:style-name="T21">&lt; message.txt</text:span></text:span><text:span text:style-name="Source_20_Text"><text:span text:style-name="T18"> | </text:span></text:span><text:span text:style-name="Source_20_Text"><text:span text:style-name="T15">openssl </text:span></text:span><text:span text:style-name="Source_20_Text"><text:span text:style-name="T18">base64 &gt; message.cp</text:span></text:span><text:span text:style-name="Source_20_Text"><text:span text:style-name="T15">f</text:span></text:span><text:bookmark-end text:name="__DdeLink__805_4347583"/></text:p>
      <text:p text:style-name="Standard"><text:span text:style-name="Source_20_Text"><text:span text:style-name="T15"/></text:span></text:p>
      <text:p text:style-name="P30">Непосредственное шифрование текста с выводом шифрограммы в консоль в кодировке base64</text:p>
      <text:p text:style-name="P2"><text:span text:style-name="Source_20_Text"><text:span text:style-name="T22">echo </text:span></text:span><text:span text:style-name="Source_20_Text"><text:span text:style-name="T13">"</text:span></text:span><text:span text:style-name="Source_20_Text"><text:span text:style-name="T22">сообщение</text:span></text:span><text:span text:style-name="Source_20_Text"><text:span text:style-name="T13">"</text:span></text:span><text:span text:style-name="Source_20_Text"><text:span text:style-name="T22"> | openssl rsautl -encrypt -inkey key.pub -pub</text:span></text:span><text:span text:style-name="Source_20_Text"><text:span text:style-name="T23">in</text:span></text:span><text:span text:style-name="Source_20_Text"><text:span text:style-name="T22"> | </text:span></text:span><text:span text:style-name="Source_20_Text"><text:span text:style-name="T17">openssl </text:span></text:span><text:span text:style-name="Source_20_Text"><text:span text:style-name="T22">base64</text:span></text:span></text:p>
      <text:p text:style-name="Standard"><text:span text:style-name="Source_20_Text"><text:span text:style-name="T15"/></text:span></text:p>
      <text:p text:style-name="P6"><text:span text:style-name="T3">Расшифровка файла в кодировке </text:span><text:span text:style-name="T1">base64 </text:span><text:span text:style-name="T3">секретным ключом </text:span><text:span text:style-name="T1">my.key </text:span><text:span text:style-name="T3">в файл </text:span><text:span text:style-name="T1">message.txt</text:span></text:p>
      <text:p text:style-name="Standard"><text:span text:style-name="Source_20_Text"><text:span text:style-name="T15">openssl </text:span></text:span><text:span text:style-name="Source_20_Text"><text:span text:style-name="T18">base64 -d &lt; message.cp</text:span></text:span><text:span text:style-name="Source_20_Text"><text:span text:style-name="T22">f</text:span></text:span><text:span text:style-name="Source_20_Text"><text:span text:style-name="T18"> | openssl rsautl -decryp</text:span></text:span><text:span text:style-name="Source_20_Text"><text:span text:style-name="T22">t</text:span></text:span><text:span text:style-name="Source_20_Text"><text:span text:style-name="T18"> -inkey my.key </text:span></text:span><text:span text:style-name="Source_20_Text"><text:span text:style-name="T22">&gt; message.txt</text:span></text:span></text:p>
      <text:p text:style-name="Standard"><text:span text:style-name="Source_20_Text"><text:span text:style-name="T22"/></text:span></text:p>
      <text:p text:style-name="P7"><text:soft-page-break/><text:span text:style-name="T6">непосредственная расшифровка </text:span><text:span text:style-name="T7">введенной шифрограммы</text:span><text:span text:style-name="T6"> с выводом в консоль</text:span></text:p>
      <text:p text:style-name="P2"><text:span text:style-name="Source_20_Text"><text:span text:style-name="T22">echo </text:span></text:span><text:span text:style-name="Source_20_Text"><text:span text:style-name="T13">"</text:span></text:span><text:span text:style-name="Source_20_Text"><text:span text:style-name="T24">шифрограмма</text:span></text:span><text:span text:style-name="Source_20_Text"><text:span text:style-name="T13">"</text:span></text:span><text:span text:style-name="Source_20_Text"><text:span text:style-name="T22"> | openssl base64 -d | openssl rsautl -decrypt -inkey my.key</text:span></text:span></text:p>
      <text:p text:style-name="Standard"><text:span text:style-name="Source_20_Text"><text:span text:style-name="T18"/></text:span></text:p>
      <text:p text:style-name="P8"><text:span text:style-name="T3">Подпись </text:span><text:span text:style-name="T10">контрольной суммы</text:span><text:span text:style-name="T8"> </text:span><text:span text:style-name="T10">документа</text:span><text:span text:style-name="T8"> </text:span><text:span text:style-name="T10">doc</text:span><text:span text:style-name="T8">.</text:span><text:span text:style-name="T10">sum</text:span><text:span text:style-name="T8"> секретным ключом my.key в файл </text:span><text:span text:style-name="T10">doc</text:span><text:span text:style-name="T8">.sgn </text:span><text:span text:style-name="T9">в кодировке base64</text:span></text:p>
      <text:p text:style-name="P3"><text:span text:style-name="Source_20_Text"><text:span text:style-name="T25">openssl rsautl -sign -inkey my.key &lt; </text:span></text:span><text:span text:style-name="Source_20_Text"><text:span text:style-name="T30">doc</text:span></text:span><text:span text:style-name="Source_20_Text"><text:span text:style-name="T25">.</text:span></text:span><text:span text:style-name="Source_20_Text"><text:span text:style-name="T30">sum</text:span></text:span><text:span text:style-name="Source_20_Text"><text:span text:style-name="T25"> | openssl base64 &gt; </text:span></text:span><text:span text:style-name="Source_20_Text"><text:span text:style-name="T30">doc</text:span></text:span><text:span text:style-name="Source_20_Text"><text:span text:style-name="T25">.sgn</text:span></text:span></text:p>
      <text:p text:style-name="P3"><text:span text:style-name="Source_20_Text"><text:span text:style-name="T25"/></text:span></text:p>
      <text:p text:style-name="P9"><text:span text:style-name="T8">восстановление </text:span><text:span text:style-name="T10">контрольной суммы документа из</text:span><text:span text:style-name="T8"> файла </text:span><text:span text:style-name="T10">подписи</text:span><text:span text:style-name="T8"> </text:span><text:span text:style-name="T10">doc</text:span><text:span text:style-name="T8">.sgn публичным ключом key.pub в файл </text:span><text:span text:style-name="T10">doc.sum</text:span></text:p>
      <text:p text:style-name="P4"><text:span text:style-name="Source_20_Text"><text:span text:style-name="T26">openssl base64 -d &lt; </text:span></text:span><text:span text:style-name="Source_20_Text"><text:span text:style-name="T30">doc</text:span></text:span><text:span text:style-name="Source_20_Text"><text:span text:style-name="T26">.sgn | openssl rsautl -verify -inkey </text:span></text:span><text:span text:style-name="Source_20_Text"><text:span text:style-name="T30">key</text:span></text:span><text:span text:style-name="Source_20_Text"><text:span text:style-name="T26">.pub -pubin &gt; </text:span></text:span><text:span text:style-name="Source_20_Text"><text:span text:style-name="T30">doc</text:span></text:span><text:span text:style-name="Source_20_Text"><text:span text:style-name="T26">.</text:span></text:span><text:span text:style-name="Source_20_Text"><text:span text:style-name="T30">sum</text:span></text:span></text:p>
      <text:p text:style-name="Standard"><text:span text:style-name="Source_20_Text"><text:span text:style-name="T18"/></text:span></text:p>
      <text:p text:style-name="P15"><text:span text:style-name="Source_20_Text"><text:span text:style-name="T31">Алгоритм AES: симметричное шифрование</text:span></text:span></text:p>
      <text:p text:style-name="Standard"><text:span text:style-name="Source_20_Text"><text:span text:style-name="T18"/></text:span></text:p>
      <text:p text:style-name="Standard"><text:span text:style-name="T18">шифрование файла </text:span><text:span text:style-name="T15">file.jpg </text:span><text:span text:style-name="T18">симметричным алгоритмом </text:span><text:span text:style-name="T15"><text:s/>AES256 </text:span><text:span text:style-name="T18">в режиме </text:span><text:span text:style-name="T15">CBC </text:span><text:span text:style-name="T18">с использованием файла </text:span><text:span text:style-name="T15">session.key </text:span><text:span text:style-name="T18">в качестве сеансового ключа с выходом в кодировке </text:span><text:span text:style-name="T15">base64 (</text:span><text:span text:style-name="T18">ключ -а) и выходным файлом </text:span><text:span text:style-name="T15">file.jpg.cpf.</text:span></text:p>
      <text:p text:style-name="Standard"><text:span text:style-name="Source_20_Text"><text:span text:style-name="T18">openssl aes-256-cbc -a -kfile session.key &lt; file.jpg &gt; file.jpg.cp</text:span></text:span><text:span text:style-name="Source_20_Text"><text:span text:style-name="T15">f</text:span></text:span></text:p>
      <text:p text:style-name="P6"><text:span text:style-name="T3">Используйте шифрование посредством </text:span><text:span text:style-name="T1">RSA </text:span><text:span text:style-name="T3">для передачи сеансового ключа.</text:span></text:p>
      <text:p text:style-name="Standard"><text:span text:style-name="Source_20_Text"><text:span text:style-name="T18"/></text:span></text:p>
      <text:p text:style-name="P6"><text:span text:style-name="T3">Расшифровка (ключ </text:span><text:span text:style-name="T1">-d)</text:span><text:span text:style-name="T3"> файла зашифрованного алгоритмом </text:span><text:span text:style-name="T1">AES256 </text:span><text:span text:style-name="T3">в режиме </text:span><text:span text:style-name="T1">CBC</text:span><text:span text:style-name="T3"> в кодировке </text:span><text:span text:style-name="T1">base64 (</text:span><text:span text:style-name="T3">ключ -</text:span><text:span text:style-name="T1">a) </text:span><text:span text:style-name="T3">с использованием файла </text:span><text:span text:style-name="T1">session.key </text:span><text:span text:style-name="T3">в качестве ключа. </text:span></text:p>
      <text:p text:style-name="Standard"><text:span text:style-name="Source_20_Text"><text:span text:style-name="T18">openssl aes-256-cbc -d -a -kfile session.key &lt; file.jpg.</text:span></text:span><text:span text:style-name="Source_20_Text"><text:span text:style-name="T15">cpt</text:span></text:span><text:span text:style-name="Source_20_Text"><text:span text:style-name="T18"> &gt; file.jpg</text:span></text:span></text:p>
      <text:p text:style-name="P1"><text:span text:style-name="Source_20_Text"><text:span text:style-name="T28"/></text:span></text:p>
      <text:p text:style-name="P15"><text:span text:style-name="Source_20_Text"><text:span text:style-name="T31">Вычисление контрольной суммы</text:span></text:span></text:p>
      <text:p text:style-name="P15"><text:span text:style-name="Source_20_Text"><text:span text:style-name="T31"/></text:span></text:p>
      <text:p text:style-name="P10"><text:span text:style-name="T3">создание </text:span><text:span text:style-name="T1">SHA-256 </text:span><text:span text:style-name="T2">контрольной суммы</text:span><text:span text:style-name="T3"> файла </text:span><text:span text:style-name="T1">file.jpg</text:span></text:p>
      <text:p text:style-name="P31"><text:span text:style-name="Source_20_Text"><text:span text:style-name="T28">openssl dgst -sha256 &lt; file.jpg &gt; </text:span></text:span><text:span text:style-name="Source_20_Text"><text:span text:style-name="T27">file.jpg.sum</text:span></text:span></text:p>
      <text:p text:style-name="P32"><text:span text:style-name="T32">Методика </text:span><text:span text:style-name="T33">использования</text:span></text:p>
      <text:p text:style-name="P28">Обмен ключами</text:p>
      <text:p text:style-name="P24">1. Инициирующая сторона генерирует себе пару секретный/публичный RSA ключ.</text:p>
      <text:p text:style-name="P24">2. Публичный ключ пересылается второй стороне по независимому каналу.</text:p>
      <text:p text:style-name="P24">3. Вторая сторона генерирует себе пару RSA ключей.</text:p>
      <text:p text:style-name="P24">4. публичный ключ второй стороны зашифровывается публичным ключом первой стороны и передается первой по открытому каналу</text:p>
      <text:p text:style-name="P28">Обмен данными</text:p>
      <text:p text:style-name="P24">А1. Сообщения шифруются непосредственно публичным ключом адресата асимметричным алгоритмом RSA, и пересылаются ему по открытому каналу.</text:p>
      <text:p text:style-name="P24">А2. Адресат дешифрует сообщение своим секретным ключом</text:p>
      <text:p text:style-name="P24"/>
      <text:p text:style-name="P24">Б1. одной из сторон генерируется ключ сессии.</text:p>
      <text:p text:style-name="P16"><text:span text:style-name="T35">Б2. ключ сессии шифруется публичным ключом второй стороны </text:span><text:span text:style-name="T37">с помощью RSA</text:span><text:span text:style-name="T35"> и пересылается </text:span><text:span text:style-name="T36">ей</text:span><text:span text:style-name="T35"> по открытому каналу</text:span></text:p>
      <text:p text:style-name="P24">Б3. Вторая сторона дешифрует ключ сессии своим секретным ключом</text:p>
      <text:p text:style-name="P24">Б4. Сообщения шифруются и дешифруются одним и тем-же ключом сессии посредством симметричного шифрования.</text:p>
      <text:p text:style-name="P24"/>
      <text:p text:style-name="P23">Использование электронной подписи</text:p>
      <text:p text:style-name="P27">Заключение:</text:p>
      <text:p text:style-name="P27">1) стороны согласуют текст документа, который хотят подписать.</text:p>
      <text:p text:style-name="P27">2) вычисляется контрольная сумма файла документа.</text:p>
      <text:p text:style-name="P27">3) контрольная сумма шифруется секретным ключом сторон. Таким образом зашифрованная сумма называется электронной подписью.</text:p>
      <text:p text:style-name="P27">4) файл документа вместе с зашифрованными контрольными суммами образует подписанный документ.</text:p>
      <text:p text:style-name="P27">5) заключается договор, согласно которому возможность расшифровать файл контрольной суммы личным публичным ключом стороны договора, приравнивается к собственноручной подписи или печати данной стороны под документом, контрольная сумма которого совпадает с расшифрованной.</text:p>
      <text:p text:style-name="P27">Проверка аутентичности:</text:p>
      <text:p text:style-name="P27">1) файлы электронной подписи расшифровываются публичным ключом сторон.</text:p>
      <text:p text:style-name="P27">2) вычисляется контрольная сумма файла документа.</text:p>
      <text:p text:style-name="P27">3) контрольная сумма вычисленная по файлу документа сравнивается с полученными из подписи. Если они совпадают, документ считается аутентичным.</text:p>
      <text:p text:style-name="P28"><text:soft-page-break/>Существуют и другие способы использования электронной подписи, например использование третьей стороны, которая удостоверяет соответствие того или иного лица конкрентному публичному ключу. Это позволяет упростить смену ключей, их отзыв, что позволяет организовать цепочку подписей, когда например, крупный сервис удостоверяет ключ директора крупной компании, а директор — удостоверяет ключи руководителей своих подразделений, которые уже удостоверяют ключи работников. Такая схема называется электронной сертификацией. </text:p>
      <text:p text:style-name="P29">Существуют так-же распределенные сети в которых публичный ключ каждого участника и соответствующий ему счет известен множеству других участников. Каждый может подписать своим секретным ключом перевод средств, и все участники сети могут проверить аутентичность и правомочность перевода, проследив цепочки подписей переводов. Такая схема называется «блокчейн» и используется в организации криптовалютных систем.</text:p>
      <text:p text:style-name="P22">Уязвимости</text:p>
      <text:p text:style-name="P25"/>
      <text:p text:style-name="P25">1. угон секретного ключа.</text:p>
      <text:p text:style-name="P17"><text:span text:style-name="T37"><text:tab/>Не пересылайте никому секретный ключ. В случае любого подозрения </text:span><text:span text:style-name="T39">компрометации</text:span><text:span text:style-name="T37">, секретный ключ должен быть немедленно заменен. Хорошая практика — периодическая смена. Так-же секретный ключ рекомендуется защитить достаточно надежным паролем. Это не позволит его использовать даже в случае угона. </text:span><text:span text:style-name="T41">Пароль должен состоять из 8-28 случайных символов </text:span></text:p>
      <text:p text:style-name="P26">2. перехват и <text:span text:style-name="T45">под</text:span>мена публичного ключа.</text:p>
      <text:p text:style-name="P18"><text:span text:style-name="T38"><text:tab/>При первой передаче публичного ключа следует </text:span><text:span text:style-name="T40">как следует</text:span><text:span text:style-name="T38"> удостовериться, что </text:span><text:span text:style-name="T41">публичный ключ, который был принят принадлежит именно собеседнику.</text:span><text:span text:style-name="T38"> </text:span><text:span text:style-name="T40">Рекомендуется личная передача, </text:span><text:span text:style-name="T41">или передача/</text:span><text:span text:style-name="T43">получение ключа</text:span><text:span text:style-name="T41"> по случайному независимому каналу, который не будет известен </text:span><text:span text:style-name="T42">поте</text:span><text:span text:style-name="T44">н</text:span><text:span text:style-name="T42">циальным злоумышленникам </text:span><text:span text:style-name="T43">или проверка его разными методами</text:span><text:span text:style-name="T40">. </text:span><text:span text:style-name="T43">Перехват всех остальных данных уже не будет иметь никакого смысла.</text:span></text:p>
      <text:p text:style-name="P19"><text:span text:style-name="T38">3. </text:span><text:span text:style-name="T34">Алгоритмы симметричного шифрования вскрываются при наличии достаточного количества шифротекстов. Ключ сессии должен меняться с достаточной регулярностью. При обмене большими файлами (сотни мегабайт) — </text:span><text:span text:style-name="T40">каждый файл должен шифроваться своим ключо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17:54:04.949170214</meta:creation-date>
    <dc:date>2017-10-12T07:04:34.864213587</dc:date>
    <meta:editing-duration>PT16H28M35S</meta:editing-duration>
    <meta:editing-cycles>67</meta:editing-cycles>
    <meta:generator>LibreOffice/5.1.6.2$Linux_X86_64 LibreOffice_project/10m0$Build-2</meta:generator>
    <meta:document-statistic meta:table-count="0" meta:image-count="0" meta:object-count="0" meta:page-count="4" meta:paragraph-count="67" meta:word-count="816" meta:character-count="6346" meta:non-whitespace-character-count="5588"/>
  </office:meta>
</office:document-meta>
</file>